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officeooo:rsid="001ef60e" officeooo:paragraph-rsid="001ef60e"/>
    </style:style>
    <style:style style:name="P2" style:family="paragraph" style:parent-style-name="Heading_20_1">
      <style:text-properties officeooo:paragraph-rsid="001ef60e"/>
    </style:style>
    <style:style style:name="P3" style:family="paragraph" style:parent-style-name="Standard">
      <style:text-properties officeooo:rsid="001ef60e" officeooo:paragraph-rsid="001ef60e"/>
    </style:style>
    <style:style style:name="T1" style:family="text">
      <style:text-properties officeooo:rsid="001ef60e"/>
    </style:style>
    <style:style style:name="T2" style:family="text">
      <style:text-properties officeooo:rsid="002194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me Page / What Is LunarRat</text:h>
      <text:p text:style-name="P3"/>
      <text:p text:style-name="P3">Welcome To The Blast From The Past, LunarRatOS!</text:p>
      <text:p text:style-name="P3"/>
      <text:p text:style-name="P3">This Help System Can Be Used To Answer All Of Your Burning Questions To Launch Off Your Experience With LunarRatOS.</text:p>
      <text:p text:style-name="P3"/>
      <text:p text:style-name="P3">- Get Your Bearings With LunarRat’s Basics.</text:p>
      <text:p text:style-name="P3"/>
      <text:p text:style-name="P3">- <text:span text:style-name="T2">Familarize Yourself With Modern Apps In Retro Clothing.</text:span></text:p>
      <text:p text:style-name="P3"/>
      <text:p text:style-name="P3">- Make LunarRatOS <text:span text:style-name="T2">fit your retro desires, just your were using your PC in ‘03</text:span></text:p>
      <text:p text:style-name="P3"/>
      <text:p text:style-name="P3">- Troubleshoot your system like a pro.</text:p>
      <text:p text:style-name="P3"/>
      <text:h text:style-name="Heading_20_1" text:outline-level="1"><text:span text:style-name="T1">LunarRat S</text:span>ynopsis</text:h>
      <text:h text:style-name="Heading_20_1" text:outline-level="1">How To Install LunarRat.</text:h>
      <text:h text:style-name="Heading_20_1" text:outline-level="1">How To Install Apps On LunarRat</text:h>
      <text:h text:style-name="P1" text:outline-level="1">Managing Hardware</text:h>
      <text:h text:style-name="Heading_20_1" text:outline-level="1">Troubleshooting LunarRat</text:h>
      <text:h text:style-name="P2" text:outline-level="1">How To Change LunarRats Looks</text:h>
      <text:p text:style-name="Text_20_body"/>
      <text:p text:style-name="Text_20_body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22:34:12.415315619</meta:creation-date>
    <dc:date>2023-06-20T23:06:14.395045502</dc:date>
    <meta:editing-duration>PT32M2S</meta:editing-duration>
    <meta:editing-cycles>2</meta:editing-cycles>
    <meta:generator>LibreOffice/7.5.2.2$Linux_X86_64 LibreOffice_project/50$Build-2</meta:generator>
    <meta:document-statistic meta:table-count="0" meta:image-count="0" meta:object-count="0" meta:page-count="1" meta:paragraph-count="13" meta:word-count="93" meta:character-count="547" meta:non-whitespace-character-count="467"/>
  </office:meta>
</office:document-meta>
</file>